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list-style-name="LFO1" style:family="paragraph"/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7" style:parent-style-name="Standard" style:list-style-name="LFO1" style:family="paragraph"/>
    <style:style style:name="T38" style:parent-style-name="Domyślnaczcionkaakapitu" style:family="text">
      <style:text-properties fo:font-weight="bold" style:font-weight-asian="bold"/>
    </style:style>
    <style:style style:name="P3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4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41" style:parent-style-name="Standard" style:list-style-name="LFO1" style:family="paragraph"/>
    <style:style style:name="T42" style:parent-style-name="Domyślnaczcionkaakapitu" style:family="text">
      <style:text-properties fo:font-weight="bold" style:font-weight-asian="bold"/>
    </style:style>
    <style:style style:name="P4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4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4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4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4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4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4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5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6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69" style:parent-style-name="Standard" style:list-style-name="LFO1" style:family="paragraph"/>
    <style:style style:name="P7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7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T72" style:parent-style-name="Domyślnaczcionkaakapitu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7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7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7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7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7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79" style:parent-style-name="Standard" style:list-style-name="LFO1" style:family="paragraph"/>
    <style:style style:name="P8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8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8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8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8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85" style:parent-style-name="Standard" style:list-style-name="LFO1" style:family="paragraph"/>
    <style:style style:name="T86" style:parent-style-name="Domyślnaczcionkaakapitu" style:family="text">
      <style:text-properties fo:font-weight="bold" style:font-weight-asian="bold" style:font-weight-complex="bold"/>
    </style:style>
    <style:style style:name="T87" style:parent-style-name="Domyślnaczcionkaakapitu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8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9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2" style:parent-style-name="Standard" style:list-style-name="LFO1" style:family="paragraph"/>
    <style:style style:name="P10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10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10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09" style:parent-style-name="Standard" style:list-style-name="LFO1" style:family="paragraph"/>
    <style:style style:name="P11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11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19" style:parent-style-name="Standard" style:list-style-name="LFO1" style:family="paragraph"/>
    <style:style style:name="P12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12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2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13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39" style:parent-style-name="Standard" style:list-style-name="LFO1" style:family="paragraph"/>
    <style:style style:name="P14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14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4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50" style:parent-style-name="Standard" style:list-style-name="LFO1" style:family="paragraph"/>
    <style:style style:name="P15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T152" style:parent-style-name="Domyślnaczcionkaakapitu" style:family="text">
      <style:text-properties fo:color="#006D6F"/>
    </style:style>
    <style:style style:name="P15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T154" style:parent-style-name="Domyślnaczcionkaakapitu" style:family="text">
      <style:text-properties fo:font-weight="bold" style:font-weight-asian="bold" style:font-weight-complex="bold"/>
    </style:style>
    <style:style style:name="P15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5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15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  <style:text-properties fo:color="#006D6F"/>
    </style:style>
    <style:style style:name="P15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5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6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7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8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19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0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0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T202" style:parent-style-name="Domyślnaczcionkaakapitu" style:family="text">
      <style:text-properties fo:font-weight="bold" style:font-weight-asian="bold" style:font-weight-complex="bold"/>
    </style:style>
    <style:style style:name="P20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  <style:text-properties fo:font-weight="bold" style:font-weight-asian="bold" style:font-weight-complex="bold"/>
    </style:style>
    <style:style style:name="P20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  <style:text-properties fo:font-weight="bold" style:font-weight-asian="bold" style:font-weight-complex="bold"/>
    </style:style>
    <style:style style:name="P20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0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0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0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0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1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1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1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1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21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1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1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1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1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1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2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2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2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223" style:parent-style-name="Standard" style:list-style-name="LFO1" style:family="paragraph"/>
    <style:style style:name="P22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  <style:text-properties fo:color="#006D6F"/>
    </style:style>
    <style:style style:name="P22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2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2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2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2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3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4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5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6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7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8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2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3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4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5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6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7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8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299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300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301" style:parent-style-name="Standard" style:family="paragraph">
      <style:paragraph-properties fo:border-top="none" fo:border-left="0.0069in solid #000000" fo:border-bottom="none" fo:border-right="none" fo:padding-top="0in" fo:padding-left="0.0138in" fo:padding-bottom="0in" fo:padding-right="0in" style:shadow="none"/>
    </style:style>
    <style:style style:name="P30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03" style:parent-style-name="Standard" style:list-style-name="LFO1" style:family="paragraph"/>
    <style:style style:name="T304" style:parent-style-name="Domyślnaczcionkaakapitu" style:family="text">
      <style:text-properties fo:font-weight="bold" style:font-weight-asian="bold"/>
    </style:style>
    <style:style style:name="T305" style:parent-style-name="Domyślnaczcionkaakapitu" style:family="text">
      <style:text-properties fo:font-weight="bold" style:font-weight-asian="bold"/>
    </style:style>
    <style:style style:name="T306" style:parent-style-name="Domyślnaczcionkaakapitu" style:family="text">
      <style:text-properties fo:font-weight="bold" style:font-weight-asian="bold"/>
    </style:style>
    <style:style style:name="T307" style:parent-style-name="Domyślnaczcionkaakapitu" style:family="text">
      <style:text-properties fo:font-weight="bold" style:font-weight-asian="bold"/>
    </style:style>
    <style:style style:name="T308" style:parent-style-name="Domyślnaczcionkaakapitu" style:family="text">
      <style:text-properties fo:font-weight="bold" style:font-weight-asian="bold"/>
    </style:style>
    <style:style style:name="P30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31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1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0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1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2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3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4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5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6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  <style:text-properties fo:color="#006D6F"/>
    </style:style>
    <style:style style:name="P327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8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29" style:parent-style-name="Standard" style:family="paragraph">
      <style:paragraph-properties fo:border-top="none" fo:border-left="0.0069in solid #000000" fo:border-bottom="none" fo:border-right="none" fo:padding-top="0in" fo:padding-left="0.0555in" fo:padding-bottom="0in" fo:padding-right="0in" style:shadow="none"/>
    </style:style>
    <style:style style:name="P330" style:parent-style-name="Akapitzlistą" style:list-style-name="LFO1" style:family="paragraph"/>
  </office:automatic-styles>
  <office:body>
    <office:text text:use-soft-page-breaks="true">
      <text:p text:style-name="P1">Mateusz Laskowski LISTA<text:s/>2.</text:p>
      <text:p text:style-name="P2"/>
      <text:p text:style-name="P3">WYKONANIE:</text:p>
      <text:list text:style-name="LFO1" text:continue-numbering="true">
        <text:list-item>
          <text:p text:style-name="P4">Pobrałem aktualne repozytorium,<text:s/><text:a xlink:href="https://156.17.7.16/p_00/" office:target-frame-name="_top" xlink:show="replace"><text:span text:style-name="T5">https://156.17.7.16/p_00/</text:span></text:a><text:span text:style-name="T6">,</text:span><text:s/>gdzie następnie wykonywałem polecenia według<text:s/><text:span text:style-name="T7">Listy nr 2</text:span>.</text:p>
        </text:list-item>
      </text:list>
      <text:p text:style-name="Standard"/>
      <text:p text:style-name="Standard"/>
      <text:p text:style-name="P8">mateusz@LEGION:~/Pulpit$ svn co https://156.17.7.16/p_00/</text:p>
      <text:p text:style-name="P9">A <text:s text:c="3"/>p_00/app_1</text:p>
      <text:p text:style-name="P10">A <text:s text:c="3"/>p_00/app_1/tags</text:p>
      <text:p text:style-name="P11">A <text:s text:c="3"/>p_00/app_1/tags/v_229815</text:p>
      <text:p text:style-name="P12">A <text:s text:c="3"/>p_00/app_1/tags/v_999</text:p>
      <text:p text:style-name="P13">A <text:s text:c="3"/>p_00/app_1/tags/v_229807</text:p>
      <text:p text:style-name="P14">A <text:s text:c="3"/>p_00/app_1/tags/v_236502</text:p>
      <text:p text:style-name="P15">A <text:s text:c="3"/>p_00/app_1/tags/v_229720</text:p>
      <text:p text:style-name="P16">A <text:s text:c="3"/>p_00/app_1/tags/v_236502/README</text:p>
      <text:p text:style-name="P17">A <text:s text:c="3"/>p_00/app_1/tags/v_236502/s0_podprogram.c</text:p>
      <text:p text:style-name="P18">A <text:s text:c="3"/>p_00/app_1/tags/v_229720/main.c</text:p>
      <text:p text:style-name="P19">A <text:s text:c="3"/>p_00/app_1/tags/v_229720/s229807_podprogram.c</text:p>
      <text:p text:style-name="P20">A <text:s text:c="3"/>p_00/app_1/tags/v_229720/makefile</text:p>
      <text:p text:style-name="P21">A <text:s text:c="3"/>p_00/app_1/tags/v_229807/program_usage.c</text:p>
      <text:p text:style-name="P22">A <text:s text:c="3"/>p_00/app_1/tags/v_229807/makefile</text:p>
      <text:p text:style-name="P23">A <text:s text:c="3"/>p_00/app_1/tags/v_229807/s0_podprogram.c</text:p>
      <text:p text:style-name="P24">A <text:s text:c="3"/>p_00/app_1/tags/v_236502/main.c</text:p>
      <text:p text:style-name="P25">A <text:s text:c="3"/>p_00/app_1/tags/v_236502/program_usage.c</text:p>
      <text:p text:style-name="P26">A <text:s text:c="3"/>p_00/app_1/tags/v_236502/program.h</text:p>
      <text:p text:style-name="P27">A<text:s/><text:s text:c="3"/>p_00/app_1/tags/v_229720/s229720_podprogram.c</text:p>
      <text:p text:style-name="P28">A <text:s text:c="3"/>p_00/app_1/tags/v_229720/s999_podprogram.c</text:p>
      <text:p text:style-name="P29">A <text:s text:c="3"/>p_00/app_1/tags/v_229720/README</text:p>
      <text:p text:style-name="P30">A <text:s text:c="3"/>p_00/app_1/tags/v_229815/s236502_podprogram.c</text:p>
      <text:p text:style-name="P31">...</text:p>
      <text:p text:style-name="P32">A <text:s text:c="3"/>p_00/app_1/branches/999/program.h</text:p>
      <text:p text:style-name="P33">A <text:s text:c="3"/>p_00/app_1/branches/999/makefile</text:p>
      <text:p text:style-name="P34">A <text:s text:c="3"/>p_00/app_1/branches/999/s0_podprogram.c</text:p>
      <text:p text:style-name="P35"><text:s/>U <text:s text:c="2"/>p_00</text:p>
      <text:p text:style-name="P36">Pobrano wersję 59.</text:p>
      <text:p text:style-name="Standard"/>
      <text:list text:style-name="LFO1" text:continue-numbering="true">
        <text:list-item>
          <text:p text:style-name="P37">W pliku<text:s/><text:span text:style-name="T38">„branches”<text:s/></text:span><text:s/>były oto takie pliki.</text:p>
        </text:list-item>
      </text:list>
      <text:p text:style-name="Standard"/>
      <text:p text:style-name="P39">mateusz@LEGION:~/Pulpit/p_00/app_1/branches$ ls</text:p>
      <text:p text:style-name="P40">229801 <text:s/>229811 <text:s/>236408 <text:s/>999</text:p>
      <text:p text:style-name="Standard"/>
      <text:list text:style-name="LFO1" text:continue-numbering="true">
        <text:list-item>
          <text:p text:style-name="P41">Stworzyłem swój BRANCH o nazwie moje indeksu<text:s/><text:span text:style-name="T42">236618<text:s/></text:span>kopiując aktualną wersję z trunk-a.<text:s/>Gdzie następnie przeprowadzałem swoje własne zmiany<text:s/>i badania.</text:p>
        </text:list-item>
      </text:list>
      <text:p text:style-name="Standard"/>
      <text:p text:style-name="P43">mateusz@LEGION:~/Pulpit/p_00/app_1/branches$ svn copy https://156.17.7.16/p_00/app_1/trunk https://156.17.7.16/p_00/app_1/branches/236618 -m "Creating a private branch 236618"</text:p>
      <text:p text:style-name="P44">Committing transaction...</text:p>
      <text:p text:style-name="P45">Zatwierdzona wersja 69.</text:p>
      <text:p text:style-name="Standard"/>
      <text:p text:style-name="P46">mateusz@LEGION:~/Pulpit/p_00/app_1/branches$ svn up</text:p>
      <text:p text:style-name="P47">Updating '.':</text:p>
      <text:soft-page-break/>
      <text:p text:style-name="P48">A <text:s text:c="3"/>236618</text:p>
      <text:p text:style-name="P49">A <text:s text:c="3"/>236618/s229720_podprogram.c</text:p>
      <text:p text:style-name="P50">A <text:s text:c="3"/>236618/s229801_podprogram.c</text:p>
      <text:p text:style-name="P51">A <text:s text:c="3"/>236618/s229811_podprogram.c</text:p>
      <text:p text:style-name="P52">A <text:s text:c="3"/>236618/main.c</text:p>
      <text:p text:style-name="P53">A <text:s text:c="3"/>236618/s236814_podprogram.c</text:p>
      <text:p text:style-name="P54">A <text:s text:c="3"/>236618/s229815_podprogram.c</text:p>
      <text:p text:style-name="P55">A <text:s text:c="3"/>236618/s999_podprogram.c</text:p>
      <text:p text:style-name="P56">A <text:s text:c="3"/>236618/s229807_podprogram.c</text:p>
      <text:p text:style-name="P57">A <text:s text:c="3"/>236618/program_usage.c</text:p>
      <text:p text:style-name="P58">A <text:s text:c="3"/>236618/README</text:p>
      <text:p text:style-name="P59">A <text:s text:c="3"/>236618/makefile</text:p>
      <text:p text:style-name="P60">A <text:s text:c="3"/>236618/program.h</text:p>
      <text:p text:style-name="P61">A <text:s text:c="3"/>236618/s0_podprogram.c</text:p>
      <text:p text:style-name="P62">A <text:s text:c="3"/>236618/s236502_podprogram.c</text:p>
      <text:p text:style-name="P63">Uaktualniono do wersji 69.</text:p>
      <text:p text:style-name="Standard"/>
      <text:p text:style-name="P64">mateusz@LEGION:~/Pulpit/p_00/app_1/branches/236618$ ls</text:p>
      <text:p text:style-name="P65">main.c <text:s text:c="10"/>README <text:s text:c="15"/>s229807_podprogram.c <text:s/>s236814_podprogram.c</text:p>
      <text:p text:style-name="P66">makefile <text:s text:c="8"/>s0_podprogram.c <text:s text:c="6"/>s229811_podprogram.c <text:s/>s999_podprogram.c</text:p>
      <text:p text:style-name="P67">program.h <text:s text:c="7"/>s229720_podprogram.c <text:s/>s229815_podprogram.c</text:p>
      <text:p text:style-name="P68">program_usage.c <text:s/>s229801_podprogram.c <text:s/>s236502_podprogram.c</text:p>
      <text:p text:style-name="Standard"/>
      <text:list text:style-name="LFO1" text:continue-numbering="true">
        <text:list-item>
          <text:p text:style-name="P69">Dodałem lokalnie swój program który nazywa<text:s/>się s236618_podprogram.c.</text:p>
        </text:list-item>
      </text:list>
      <text:p text:style-name="Standard"/>
      <text:p text:style-name="P70">mateusz@LEGION:~/Pulpit/p_00/app_1/branches/236618$ ls</text:p>
      <text:p text:style-name="P71">main.c <text:s text:c="10"/>README <text:s text:c="15"/>s229807_podprogram.c <text:s/><text:span text:style-name="T72">s236618_podprogram.c</text:span></text:p>
      <text:p text:style-name="P73">makefile <text:s text:c="8"/>s0_podprogram.c <text:s text:c="6"/>s229811_podprogram.c <text:s/>s236814_podprogram.c</text:p>
      <text:p text:style-name="P74">program.h<text:s/><text:s text:c="7"/>s229720_podprogram.c <text:s/>s229815_podprogram.c <text:s/>s999_podprogram.c</text:p>
      <text:p text:style-name="P75">program_usage.c <text:s/>s229801_podprogram.c <text:s/>s236502_podprogram.c</text:p>
      <text:p text:style-name="Standard"/>
      <text:p text:style-name="P76">mateusz@LEGION:~/Pulpit/p_00/app_1/branches/236618$ svn up</text:p>
      <text:p text:style-name="P77">Updating '.':</text:p>
      <text:p text:style-name="P78">W wersji 70.</text:p>
      <text:p text:style-name="Standard"/>
      <text:list text:style-name="LFO1" text:continue-numbering="true">
        <text:list-item>
          <text:p text:style-name="P79">Sprawdziłem czy program działa. Kompilując w pliku branches, a następnie czyszcząc wszystkie zbędne pliki wygenerowane przy tym.</text:p>
        </text:list-item>
      </text:list>
      <text:p text:style-name="Standard"/>
      <text:p text:style-name="P80">mateusz@LEGION:~/Pulpit/p_00/app_1/branches/236618$ gcc s236618_podprogram.c -o pod</text:p>
      <text:p text:style-name="P81">mateusz@LEGION:~/Pulpit/p_00/app_1/branches/236618$ ./pod</text:p>
      <text:p text:style-name="P82">Program przedstawia<text:s/>liczbę w postaci binarnej</text:p>
      <text:p text:style-name="P83">Podaj liczbe: 12</text:p>
      <text:p text:style-name="P84">Postać binarna: 1100</text:p>
      <text:p text:style-name="Standard"/>
      <text:list text:style-name="LFO1" text:continue-numbering="true">
        <text:list-item>
          <text:p text:style-name="P85">A następnie dopasowałem wszelkie pliki tak, aby mój podprogram mój funkcjonować. Czyli zmodyfikowałem takie pliki jak<text:s/><text:span text:style-name="T86">Makefile, main.c, program.h.</text:span><text:s/>Gdzie później skompilowałem poleceniem<text:s/><text:span text:style-name="T87">make<text:s/></text:span>i sprawdziłem funkcjonowanie programu.</text:p>
        </text:list-item>
      </text:list>
      <text:p text:style-name="Standard"/>
      <text:p text:style-name="P88">mateusz@LEGION:~/Pulpit/p_00/app_1/branches/236618$ make</text:p>
      <text:p text:style-name="P89">cc <text:s text:c="3"/>-c -o main.o main.c</text:p>
      <text:p text:style-name="P90">cc <text:s text:c="3"/>-c -o program_usage.o program_usage.c</text:p>
      <text:p text:style-name="P91">cc <text:s text:c="3"/>-c -o s0_podprogram.o s0_podprogram.c</text:p>
      <text:soft-page-break/>
      <text:p text:style-name="P92">cc <text:s text:c="3"/>-c -o s999_podprogram.o<text:s/>s999_podprogram.c</text:p>
      <text:p text:style-name="P93">cc <text:s text:c="3"/>-c -o s236502_podprogram.o s236502_podprogram.c</text:p>
      <text:p text:style-name="P94">cc <text:s text:c="3"/>-c -o s236814_podprogram.o s236814_podprogram.c</text:p>
      <text:p text:style-name="P95">cc <text:s text:c="3"/>-c -o s229807_podprogram.o s229807_podprogram.c</text:p>
      <text:p text:style-name="P96">cc <text:s text:c="3"/>-c -o s229720_podprogram.o s229720_podprogram.c</text:p>
      <text:p text:style-name="P97">cc <text:s text:c="3"/>-c -o s229801_podprogram.o s229801_podprogram.c</text:p>
      <text:p text:style-name="P98">cc <text:s text:c="3"/>-c -o s229815_podprogram.o s229815_podprogram.c</text:p>
      <text:p text:style-name="P99">cc <text:s text:c="3"/>-c -o s229811_podprogram.o s229811_podprogram.c</text:p>
      <text:p text:style-name="P100">cc <text:s text:c="3"/>-c -o s236618_podprogram.o s236618_podprogram.c</text:p>
      <text:p text:style-name="P101">cc -o program main.o program_usage.o s0_podprogram.o s999_podprogram.o s236502_podprogram.o s236814_podprogram.o s229807_podprogram.o s229720_podprogram.o s229801_podprogram.o s229815_podprogram.o s229811_podprogram.o s236618_podprogram.o</text:p>
      <text:p text:style-name="Standard"/>
      <text:list text:style-name="LFO1" text:continue-numbering="true">
        <text:list-item>
          <text:p text:style-name="P102">Tutaj wywołałem swój podprogram i DZIAŁAŁ!</text:p>
        </text:list-item>
      </text:list>
      <text:p text:style-name="Standard"/>
      <text:p text:style-name="P103">mateusz@LEGION:~/Pulpit/p_00/app_1/branches/236618$ ./program</text:p>
      <text:p text:style-name="P104">wywołanie: program &lt;nr_indeksu&gt;</text:p>
      <text:p text:style-name="Standard"/>
      <text:p text:style-name="P105">mateusz@LEGION:~/Pulpit/p_00/app_1/branches/236618$ ./program 236618</text:p>
      <text:p text:style-name="P106">Program przedstawia liczbę w postaci binarnej</text:p>
      <text:p text:style-name="P107">Podaj liczbe: 12</text:p>
      <text:p text:style-name="P108">Postać binarna: 1100</text:p>
      <text:p text:style-name="Standard"/>
      <text:list text:style-name="LFO1" text:continue-numbering="true">
        <text:list-item>
          <text:p text:style-name="P109">Tutaj aktualizowałem brancha, a dokładnie go skomentowałem, ale trochę nie poprawny<text:s/>komentarz do czynności. ;)</text:p>
        </text:list-item>
      </text:list>
      <text:p text:style-name="Standard"/>
      <text:p text:style-name="P110">mateusz@LEGION:~/Pulpit/p_00/app_1/branches/236618$ svn commit -m "Synchronize trunk"</text:p>
      <text:p text:style-name="P111">Wysyłanie <text:s text:c="6"/>.</text:p>
      <text:p text:style-name="P112">Wysyłanie <text:s text:c="6"/>README</text:p>
      <text:p text:style-name="P113">Wysyłanie <text:s text:c="6"/>main.c</text:p>
      <text:p text:style-name="P114">Wysyłanie <text:s text:c="6"/>makefile</text:p>
      <text:p text:style-name="P115">Wysyłanie <text:s text:c="6"/>program.h</text:p>
      <text:p text:style-name="P116">Przesyłanie treści pliku....done</text:p>
      <text:p text:style-name="P117">Committing transaction...</text:p>
      <text:p text:style-name="P118">Zatwierdzona wersja 71.</text:p>
      <text:p text:style-name="Standard"/>
      <text:list text:style-name="LFO1" text:continue-numbering="true">
        <text:list-item>
          <text:p text:style-name="P119">Aby wykonać zreintegrowanie mojej gałęzi z trunk-iem, potrzebowałem logi, które działy się na moim branchu, gdzie mogłem potem swobodnie zmergować swoją pracę z trunkiem.</text:p>
        </text:list-item>
      </text:list>
      <text:p text:style-name="Standard"/>
      <text:p text:style-name="P120">mateusz@LEGION:~/Pulpit/p_00/app_1/branches/236618$ svn log --stop-on-copy</text:p>
      <text:p text:style-name="P121">------------------------------------------------------------------------</text:p>
      <text:p text:style-name="P122">r72 | 236618 | 2018-10-29 15:15:08 +0100 (pon) | 1 linia</text:p>
      <text:p text:style-name="P123"/>
      <text:p text:style-name="P124">podprogram 236618</text:p>
      <text:p text:style-name="P125">------------------------------------------------------------------------</text:p>
      <text:p text:style-name="P126">r71 | 236618 | 2018-10-29 15:11:55 +0100 (pon) | 1 linia</text:p>
      <text:p text:style-name="P127"/>
      <text:p text:style-name="P128">Synchronize trunk</text:p>
      <text:p text:style-name="P129">------------------------------------------------------------------------</text:p>
      <text:p text:style-name="P130">r69 | 236618 | 2018-10-29 14:42:08 +0100 (pon) | 1 linia</text:p>
      <text:p text:style-name="P131"/>
      <text:p text:style-name="P132">Creating a private branch 236618</text:p>
      <text:soft-page-break/>
      <text:p text:style-name="P133">------------------------------------------------------------------------</text:p>
      <text:p text:style-name="P134"/>
      <text:p text:style-name="P135">mateusz@LEGION:~/Pulpit/p_00/app_1/trunk$ ls</text:p>
      <text:p text:style-name="P136">main.c <text:s text:c="4"/>program_usage.c <text:s/>s229720_podprogram.c <text:s/>s229811_podprogram.c <text:s/>s236814_podprogram.c</text:p>
      <text:p text:style-name="P137">makefile <text:s text:c="2"/>README <text:s text:c="10"/>s229801_podprogram.c <text:s/>s229815_podprogram.c <text:s/>s999_podprogram.c</text:p>
      <text:p text:style-name="P138">program.h <text:s/>s0_podprogram.c <text:s/>s229807_podprogram.c <text:s/>s236502_podprogram.c</text:p>
      <text:p text:style-name="Standard"/>
      <text:list text:style-name="LFO1" text:continue-numbering="true">
        <text:list-item>
          <text:p text:style-name="P139">Patrząc na logi mogłem zobaczyć jakie rewizje są mi potrzebne (69:72) i wykorzystałem to przy mergowaniu mojego brancha z trunk-iem.</text:p>
        </text:list-item>
      </text:list>
      <text:p text:style-name="Standard"/>
      <text:p text:style-name="P140">mateusz@LEGION:~/Pulpit/p_00/app_1/trunk$ svn merge -r69:72 https://156.17.7.16/p_00/app_1/branches/236618</text:p>
      <text:p text:style-name="P141">--- Łączenie zmian nastąpiłych<text:s/>w od r70 do r72 do '.':</text:p>
      <text:p text:style-name="P142">U <text:s text:c="3"/>main.c</text:p>
      <text:p text:style-name="P143">A <text:s text:c="3"/>s236618_podprogram.c</text:p>
      <text:p text:style-name="P144">U <text:s text:c="3"/>README</text:p>
      <text:p text:style-name="P145">U <text:s text:c="3"/>makefile</text:p>
      <text:p text:style-name="P146">U <text:s text:c="3"/>program.h</text:p>
      <text:p text:style-name="P147"><text:s/>U <text:s text:c="2"/>.</text:p>
      <text:p text:style-name="P148">--- Recording mergeinfo for merge of r70 through r72 into '.':</text:p>
      <text:p text:style-name="P149"><text:s/>U <text:s text:c="2"/>.</text:p>
      <text:p text:style-name="Standard"/>
      <text:list text:style-name="LFO1" text:continue-numbering="true">
        <text:list-item>
          <text:p text:style-name="P150">Wszystko poprawnie się dodało, ale dla pewności wywołałem funkcję cat, aby zobaczyć czy aby na pewno wszystko jest zachowane.</text:p>
        </text:list-item>
      </text:list>
      <text:p text:style-name="Standard"/>
      <text:p text:style-name="P151"><text:span text:style-name="T152">mateusz@LEGION:~/Pulpit/p_00/app_1/trunk$ ls</text:span></text:p>
      <text:p text:style-name="P153">main.c <text:s text:c="4"/>program_usage.c <text:s/>s229720_podprogram.c <text:s/>s229811_podprogram.c <text:s/><text:span text:style-name="T154">s236618_podprogram.c</text:span></text:p>
      <text:p text:style-name="P155">makefile <text:s text:c="2"/>README <text:s text:c="10"/>s229801_podprogram.c <text:s/>s229815_podprogram.c <text:s/>s236814_podprogram.c</text:p>
      <text:p text:style-name="P156">program.h <text:s/>s0_podprogram.c <text:s/>s229807_podprogram.c <text:s/>s236502_podprogram.c <text:s/>s999_podprogram.c</text:p>
      <text:p text:style-name="Standard"/>
      <text:p text:style-name="P157">mateusz@LEGION:~/Pulpit/p_00/app_1/trunk$ cat main.c</text:p>
      <text:p text:style-name="P158">#include "program.h"</text:p>
      <text:p text:style-name="P159"/>
      <text:p text:style-name="P160"/>
      <text:p text:style-name="P161">int main(int argc, char *argv[])</text:p>
      <text:p text:style-name="P162">{</text:p>
      <text:p text:style-name="P163"/>
      <text:p text:style-name="P164"><text:s text:c="2"/>if(argc!=2)</text:p>
      <text:p text:style-name="P165"><text:s text:c="4"/>{</text:p>
      <text:p text:style-name="P166"><text:s text:c="6"/>program_usage();</text:p>
      <text:p text:style-name="P167"><text:s text:c="6"/>exit(EXIT_FAILURE);</text:p>
      <text:p text:style-name="P168"><text:s text:c="4"/>}</text:p>
      <text:p text:style-name="P169"/>
      <text:p text:style-name="P170"><text:s text:c="2"/>{</text:p>
      <text:p text:style-name="P171"><text:s text:c="4"/>int idx=atoi(argv[1]);</text:p>
      <text:p text:style-name="P172"><text:s text:c="4"/>switch( idx )</text:p>
      <text:p text:style-name="P173"><text:s text:c="6"/>{</text:p>
      <text:p text:style-name="P174"><text:s text:c="6"/>case 0:</text:p>
      <text:p text:style-name="P175"><text:s text:c="8"/>s0_podprogram() ; // podprogram studenta o numerze indeksu 0</text:p>
      <text:soft-page-break/>
      <text:p text:style-name="P176"><text:s text:c="8"/>break;</text:p>
      <text:p text:style-name="P177"><text:s text:c="6"/>case 999:</text:p>
      <text:p text:style-name="P178"><text:tab/><text:tab/>s999_podprogram() ; // podprogram studenta o numerze indeksu 999</text:p>
      <text:p text:style-name="P179"><text:tab/><text:tab/>break;</text:p>
      <text:p text:style-name="P180"><text:tab/><text:s text:c="2"/>case 236502:</text:p>
      <text:p text:style-name="P181"><text:tab/><text:s text:c="2"/><text:tab/>s236502_podprogram();</text:p>
      <text:p text:style-name="P182"><text:tab/><text:s text:c="2"/><text:tab/>break;</text:p>
      <text:p text:style-name="P183"><text:tab/><text:s text:c="2"/>case 236814:</text:p>
      <text:p text:style-name="P184"><text:tab/><text:tab/>s236814_podprogram();</text:p>
      <text:p text:style-name="P185"><text:tab/><text:tab/>break;</text:p>
      <text:p text:style-name="P186"><text:tab/><text:s text:c="2"/>case 229807:</text:p>
      <text:p text:style-name="P187"><text:tab/><text:tab/>s229807_podprogram(); // podprogram studenta o numerze indeksu 229807</text:p>
      <text:p text:style-name="P188"><text:tab/><text:tab/>break;</text:p>
      <text:p text:style-name="P189"><text:tab/>case 229801:</text:p>
      <text:p text:style-name="P190"><text:tab/><text:tab/>s229801_podprogram(); // podniosły podprogram podstudenta podprogowo podsuwający podłe podprzypadki</text:p>
      <text:p text:style-name="P191"><text:tab/><text:tab/>break;</text:p>
      <text:p text:style-name="P192"><text:s text:c="4"/>case<text:s/>229720:</text:p>
      <text:p text:style-name="P193"><text:s text:c="6"/>s229720_podprogram(); // podprogram studenta o numerze indeksu 229720</text:p>
      <text:p text:style-name="P194"><text:s text:c="6"/>break;</text:p>
      <text:p text:style-name="P195"><text:s text:c="6"/>case 229815:</text:p>
      <text:p text:style-name="P196"><text:s text:c="8"/>s229815_podprogram(); // podprogram studenta o numerze indeksu 229815</text:p>
      <text:p text:style-name="P197"><text:s text:c="8"/>break;</text:p>
      <text:p text:style-name="P198"><text:tab/>case 229811:</text:p>
      <text:p text:style-name="P199"><text:tab/><text:tab/>s229811_podprogram();</text:p>
      <text:p text:style-name="P200"><text:tab/><text:tab/>break;</text:p>
      <text:p text:style-name="P201"><text:tab/><text:span text:style-name="T202">case 236618:</text:span></text:p>
      <text:p text:style-name="P203"><text:tab/><text:tab/>s236618_podprogram();</text:p>
      <text:p text:style-name="P204"><text:tab/><text:tab/>break;</text:p>
      <text:p text:style-name="P205"><text:s text:c="6"/>default:</text:p>
      <text:p text:style-name="P206"><text:tab/>printf("\nStudent o numerze indeksu %d nie wykonał jeszcze zadania\n\n",idx);</text:p>
      <text:p text:style-name="P207"><text:s text:c="6"/>break;</text:p>
      <text:p text:style-name="P208"/>
      <text:p text:style-name="P209"><text:s text:c="6"/>}</text:p>
      <text:p text:style-name="P210"><text:s text:c="2"/>}</text:p>
      <text:p text:style-name="P211"><text:s text:c="2"/>exit(EXIT_SUCCESS);</text:p>
      <text:p text:style-name="P212">}</text:p>
      <text:p text:style-name="Standard"/>
      <text:p text:style-name="P213">mateusz@LEGION:~/Pulpit/p_00/app_1/trunk$ svn ci -m "Merge 236618 BRANCH 69:72 into trunk"</text:p>
      <text:p text:style-name="P214">Wysyłanie <text:s text:c="6"/>.</text:p>
      <text:p text:style-name="P215">Wysyłanie <text:s text:c="6"/>README</text:p>
      <text:p text:style-name="P216">Wysyłanie <text:s text:c="6"/>main.c</text:p>
      <text:p text:style-name="P217">Wysyłanie <text:s text:c="6"/>makefile</text:p>
      <text:p text:style-name="P218">Wysyłanie <text:s text:c="6"/>program.h</text:p>
      <text:p text:style-name="P219">Dodawanie <text:s text:c="6"/>s236618_podprogram.c</text:p>
      <text:p text:style-name="P220">Przesyłanie treści pliku....done</text:p>
      <text:p text:style-name="P221">Committing transaction...</text:p>
      <text:p text:style-name="P222">Zatwierdzona<text:s/>wersja 73.</text:p>
      <text:p text:style-name="Standard"/>
      <text:p text:style-name="Standard"/>
      <text:list text:style-name="LFO1" text:continue-numbering="true">
        <text:list-item>
          <text:p text:style-name="P223">Tutaj mogłem sprawdzić całą historię całego trunk-a.</text:p>
        </text:list-item>
      </text:list>
      <text:p text:style-name="Standard"/>
      <text:p text:style-name="P224">mateusz@LEGION:~/Pulpit/p_00/app_1/trunk$ svn log --stop-on-copy</text:p>
      <text:p text:style-name="P225">------------------------------------------------------------------------</text:p>
      <text:p text:style-name="P226">r73 | 236618 | 2018-10-29 20:30:54 +0100 (pon) | 1 linia</text:p>
      <text:p text:style-name="P227"/>
      <text:p text:style-name="P228">Merge 236618 BRANCH 69:72 into trunk</text:p>
      <text:p text:style-name="P229">------------------------------------------------------------------------</text:p>
      <text:p text:style-name="P230">r57 | 229811 | 2018-10-28 16:49:42 +0100 (nie) | 1 linia</text:p>
      <text:p text:style-name="P231"/>
      <text:p text:style-name="P232">Merge 229811 into trunk</text:p>
      <text:p text:style-name="P233">------------------------------------------------------------------------</text:p>
      <text:p text:style-name="P234">r51 | 229815 | 2018-10-27 15:36:25 +0200 (sob) | 1 linia</text:p>
      <text:p text:style-name="P235"/>
      <text:p text:style-name="P236">Merge branch 229815 into trunk</text:p>
      <text:p text:style-name="P237">------------------------------------------------------------------------</text:p>
      <text:p text:style-name="P238">r48 | 229801 | 2018-10-26 11:01:13 +0200 (pią) | 1 linia</text:p>
      <text:p text:style-name="P239"/>
      <text:p text:style-name="P240">Added README for 229801 trunk</text:p>
      <text:p text:style-name="P241">------------------------------------------------------------------------</text:p>
      <text:p text:style-name="P242">r44 | 229801 | 2018-10-26 10:39:57 +0200 (pią) | 1 linia</text:p>
      <text:p text:style-name="P243"/>
      <text:p text:style-name="P244">Merged into trunk</text:p>
      <text:p text:style-name="P245">------------------------------------------------------------------------</text:p>
      <text:p text:style-name="P246">r37 | 229720 | 2018-10-24 10:44:41 +0200 (śro) | 1 linia</text:p>
      <text:p text:style-name="P247"/>
      <text:p text:style-name="P248">Merge branch 229720<text:s/>into trunk</text:p>
      <text:p text:style-name="P249">------------------------------------------------------------------------</text:p>
      <text:p text:style-name="P250">r33 | 229807 | 2018-10-24 10:22:49 +0200 (śro) | 1 linia</text:p>
      <text:p text:style-name="P251"/>
      <text:p text:style-name="P252">Merged branch with trunk</text:p>
      <text:p text:style-name="P253">------------------------------------------------------------------------</text:p>
      <text:p text:style-name="P254">r31 | 229807 | 2018-10-24 10:18:53 +0200 (śro) | 1 linia</text:p>
      <text:p text:style-name="P255"/>
      <text:p text:style-name="P256">Merged branch with trunk</text:p>
      <text:p text:style-name="P257">------------------------------------------------------------------------</text:p>
      <text:p text:style-name="P258">r30 | 229807 | 2018-10-24 10:17:34 +0200 (śro) | 1 linia</text:p>
      <text:p text:style-name="P259"/>
      <text:p text:style-name="P260">Student 229807 zrobił podprogram</text:p>
      <text:p text:style-name="P261">------------------------------------------------------------------------</text:p>
      <text:p text:style-name="P262">r28 | 236814 | 2018-10-23 21:41:54 +0200 (wto) | 1 linia</text:p>
      <text:p text:style-name="P263"/>
      <text:p text:style-name="P264">commiting official, working version</text:p>
      <text:p text:style-name="P265">------------------------------------------------------------------------</text:p>
      <text:p text:style-name="P266">r27 | 236814 | 2018-10-23 21:41:18 +0200<text:s/>(wto) | 1 linia</text:p>
      <text:p text:style-name="P267"/>
      <text:p text:style-name="P268">commiting official, working version</text:p>
      <text:p text:style-name="P269">------------------------------------------------------------------------</text:p>
      <text:p text:style-name="P270">r25 | 236814 | 2018-10-23 21:35:58 +0200 (wto) | 1 linia</text:p>
      <text:p text:style-name="P271"/>
      <text:p text:style-name="P272">merging with trunk</text:p>
      <text:p text:style-name="P273">------------------------------------------------------------------------</text:p>
      <text:p text:style-name="P274">r21 | 236502 | 2018-10-21 13:28:45 +0200 (nie) | 1 linia</text:p>
      <text:p text:style-name="P275"/>
      <text:p text:style-name="P276">Merged 236502 branch onto trunk</text:p>
      <text:p text:style-name="P277">------------------------------------------------------------------------</text:p>
      <text:p text:style-name="P278">r16 | 236502 | 2018-10-21 13:08:40 +0200 (nie) | 1 linia</text:p>
      <text:p text:style-name="P279"/>
      <text:p text:style-name="P280">Merged 236502<text:s/>branch onto trunk</text:p>
      <text:p text:style-name="P281">------------------------------------------------------------------------</text:p>
      <text:p text:style-name="P282">r10 | 999 | 2016-10-24 13:55:29 +0200 (pon) | 3 linie</text:p>
      <text:p text:style-name="P283"/>
      <text:p text:style-name="P284">999 zreintegrował swoją gałąź z trunk-iem</text:p>
      <text:p text:style-name="P285"/>
      <text:p text:style-name="P286"/>
      <text:p text:style-name="P287">------------------------------------------------------------------------</text:p>
      <text:p text:style-name="P288">r7 | admin | 2016-10-24 13:44:15 +0200 (pon) | 3 linie</text:p>
      <text:p text:style-name="P289"/>
      <text:p text:style-name="P290">Dodatkowe wyjaśnienia w pliku README o tworzeniu tag-ów</text:p>
      <text:p text:style-name="P291"/>
      <text:p text:style-name="P292"/>
      <text:p text:style-name="P293">------------------------------------------------------------------------</text:p>
      <text:p text:style-name="P294">r3 | 999 | 2016-10-24 13:04:10 +0200 (pon) | 2 linie</text:p>
      <text:p text:style-name="P295"/>
      <text:p text:style-name="P296">dodano<text:s/>plik README w trunk</text:p>
      <text:p text:style-name="P297"/>
      <text:p text:style-name="P298">------------------------------------------------------------------------</text:p>
      <text:p text:style-name="P299">r1 | admin | 2016-10-17 14:28:36 +0200 (pon) | 3 linie</text:p>
      <text:p text:style-name="P300"/>
      <text:p text:style-name="P301">początkowa wersja projektu.</text:p>
      <text:p text:style-name="Standard"/>
      <text:p text:style-name="P302"/>
      <text:p text:style-name="Standard"/>
      <text:list text:style-name="LFO1" text:continue-numbering="true">
        <text:list-item>
          <text:p text:style-name="P303">Po poprawnym mergowaniu usunąłem branch, który był już zbędny.<text:s/><text:span text:style-name="T304">Tag<text:s/></text:span>stworzyłem tak samo jak swój branch, czyli<text:s/><text:span text:style-name="T305">svn copy [source trunk] [source tag – v_236618] -m „</text:span><text:span text:style-name="T306">Release tag</text:span><text:span text:style-name="T307"><text:s/>v_236618</text:span><text:span text:style-name="T308">”</text:span>. Wszystko można zobaczyć w historii całego repozytorium.</text:p>
        </text:list-item>
      </text:list>
      <text:p text:style-name="Standard"/>
      <text:p text:style-name="P309">mateusz@LEGION:~/Pulpit/p_00/app_1/branches$ svn rm 236618/</text:p>
      <text:p text:style-name="P310">D <text:s text:c="8"/>236618</text:p>
      <text:p text:style-name="P311">D <text:s text:c="8"/>236618/README</text:p>
      <text:p text:style-name="P312">D <text:s text:c="8"/>236618/main.c</text:p>
      <text:p text:style-name="P313">D <text:s text:c="8"/>236618/makefile</text:p>
      <text:p text:style-name="P314">D <text:s text:c="8"/>236618/program.h</text:p>
      <text:p text:style-name="P315">D <text:s text:c="8"/>236618/program_usage.c</text:p>
      <text:p text:style-name="P316">D <text:s text:c="8"/>236618/s0_podprogram.c</text:p>
      <text:p text:style-name="P317">D <text:s text:c="8"/>236618/s229720_podprogram.c</text:p>
      <text:p text:style-name="P318">D <text:s text:c="8"/>236618/s229801_podprogram.c</text:p>
      <text:p text:style-name="P319">D<text:s/><text:s text:c="8"/>236618/s229807_podprogram.c</text:p>
      <text:p text:style-name="P320">D <text:s text:c="8"/>236618/s229811_podprogram.c</text:p>
      <text:p text:style-name="P321">D <text:s text:c="8"/>236618/s229815_podprogram.c</text:p>
      <text:p text:style-name="P322">D <text:s text:c="8"/>236618/s236502_podprogram.c</text:p>
      <text:p text:style-name="P323">D <text:s text:c="8"/>236618/s236618_podprogram.c</text:p>
      <text:p text:style-name="P324">D <text:s text:c="8"/>236618/s236814_podprogram.c</text:p>
      <text:p text:style-name="P325">D <text:s text:c="8"/>236618/s999_podprogram.c</text:p>
      <text:p text:style-name="Standard"/>
      <text:p text:style-name="Standard"/>
      <text:p text:style-name="Standard"/>
      <text:p text:style-name="P326">mateusz@LEGION:~/Pulpit/p_00/app_1/branches$ svn commit -m "Delete 236618 BRANCH in branches"</text:p>
      <text:p text:style-name="P327">Usuwanie <text:s text:c="7"/>236618</text:p>
      <text:p text:style-name="P328">Committing transaction...</text:p>
      <text:p text:style-name="P329">Zatwierdzona wersja 76.</text:p>
      <text:p text:style-name="Normalny"/>
      <text:list text:style-name="LFO1" text:continue-numbering="true">
        <text:list-item>
          <text:p text:style-name="P330">Ostateczna wersja Revision to 76. Dalej nic już nie wykonywałem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 236618</dc:creator>
    <meta:creation-date>2018-10-29T11:34:00Z</meta:creation-date>
    <dc:date>2018-10-29T20:34:00Z</dc:date>
    <meta:template xlink:href="Normal.dotm" xlink:type="simple"/>
    <meta:editing-cycles>64</meta:editing-cycles>
    <meta:editing-duration>PT7440S</meta:editing-duration>
    <meta:document-statistic meta:page-count="8" meta:paragraph-count="25" meta:word-count="1842" meta:character-count="12875" meta:row-count="92" meta:non-whitespace-character-count="11058"/>
  </office:meta>
</office:document-meta>
</file>